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fce21" officeooo:paragraph-rsid="000fce21"/>
    </style:style>
    <style:style style:name="P2" style:family="paragraph" style:parent-style-name="Standard">
      <style:text-properties officeooo:rsid="00102ad3" officeooo:paragraph-rsid="00102ad3"/>
    </style:style>
    <style:style style:name="P3" style:family="paragraph" style:parent-style-name="Standard">
      <style:text-properties officeooo:rsid="00103c21" officeooo:paragraph-rsid="00103c21"/>
    </style:style>
    <style:style style:name="P4" style:family="paragraph" style:parent-style-name="Standard">
      <style:text-properties officeooo:rsid="00106a22" officeooo:paragraph-rsid="00106a22"/>
    </style:style>
    <style:style style:name="P5" style:family="paragraph" style:parent-style-name="Standard">
      <style:text-properties officeooo:rsid="0012d676" officeooo:paragraph-rsid="0012d676"/>
    </style:style>
    <style:style style:name="P6" style:family="paragraph" style:parent-style-name="Standard">
      <style:text-properties officeooo:rsid="0013a659" officeooo:paragraph-rsid="0013a659"/>
    </style:style>
    <style:style style:name="P7" style:family="paragraph" style:parent-style-name="Standard">
      <style:text-properties officeooo:rsid="00152c5e" officeooo:paragraph-rsid="00152c5e"/>
    </style:style>
    <style:style style:name="P8" style:family="paragraph" style:parent-style-name="Standard">
      <style:text-properties officeooo:rsid="00152c5e" officeooo:paragraph-rsid="0019ccde"/>
    </style:style>
    <style:style style:name="P9" style:family="paragraph" style:parent-style-name="Standard">
      <style:text-properties officeooo:rsid="0019ccde" officeooo:paragraph-rsid="0019ccde"/>
    </style:style>
    <style:style style:name="P10" style:family="paragraph" style:parent-style-name="Standard">
      <style:text-properties officeooo:rsid="0019ed47" officeooo:paragraph-rsid="0019ed47"/>
    </style:style>
    <style:style style:name="P11" style:family="paragraph" style:parent-style-name="Standard">
      <style:text-properties officeooo:rsid="001a7a93" officeooo:paragraph-rsid="001a7a93"/>
    </style:style>
    <style:style style:name="P12" style:family="paragraph" style:parent-style-name="Standard">
      <style:text-properties officeooo:rsid="001bb419" officeooo:paragraph-rsid="001bb419"/>
    </style:style>
    <style:style style:name="P13" style:family="paragraph" style:parent-style-name="Standard">
      <style:text-properties officeooo:rsid="001d59d8" officeooo:paragraph-rsid="001d59d8"/>
    </style:style>
    <style:style style:name="P14" style:family="paragraph" style:parent-style-name="Standard">
      <style:text-properties officeooo:rsid="001eb837" officeooo:paragraph-rsid="001eb837"/>
    </style:style>
    <style:style style:name="P15" style:family="paragraph" style:parent-style-name="Standard">
      <style:text-properties officeooo:rsid="001fc660" officeooo:paragraph-rsid="001fc660"/>
    </style:style>
    <style:style style:name="P16" style:family="paragraph" style:parent-style-name="Standard">
      <style:text-properties officeooo:rsid="0022009a" officeooo:paragraph-rsid="0022009a"/>
    </style:style>
    <style:style style:name="P17" style:family="paragraph" style:parent-style-name="Standard">
      <style:text-properties officeooo:rsid="002216b8" officeooo:paragraph-rsid="002216b8"/>
    </style:style>
    <style:style style:name="P18" style:family="paragraph" style:parent-style-name="Standard">
      <style:text-properties officeooo:rsid="002216b8" officeooo:paragraph-rsid="00253b8c"/>
    </style:style>
    <style:style style:name="P19" style:family="paragraph" style:parent-style-name="Standard">
      <style:text-properties officeooo:rsid="0022e391" officeooo:paragraph-rsid="0022e391"/>
    </style:style>
    <style:style style:name="P20" style:family="paragraph" style:parent-style-name="Standard">
      <style:text-properties officeooo:rsid="002499a9" officeooo:paragraph-rsid="002499a9"/>
    </style:style>
    <style:style style:name="P21" style:family="paragraph" style:parent-style-name="Standard">
      <style:text-properties officeooo:rsid="0028cdb8" officeooo:paragraph-rsid="0028cdb8"/>
    </style:style>
    <style:style style:name="P22" style:family="paragraph" style:parent-style-name="Standard">
      <style:text-properties officeooo:rsid="0028dcea" officeooo:paragraph-rsid="0028dcea"/>
    </style:style>
    <style:style style:name="P23" style:family="paragraph" style:parent-style-name="Standard">
      <style:text-properties officeooo:rsid="002aba76" officeooo:paragraph-rsid="002aba76"/>
    </style:style>
    <style:style style:name="P24" style:family="paragraph" style:parent-style-name="Standard">
      <style:text-properties officeooo:rsid="002beb48" officeooo:paragraph-rsid="002beb48"/>
    </style:style>
    <style:style style:name="P25" style:family="paragraph" style:parent-style-name="Standard">
      <style:text-properties officeooo:rsid="002ca531" officeooo:paragraph-rsid="002ca531"/>
    </style:style>
    <style:style style:name="P26" style:family="paragraph" style:parent-style-name="Standard">
      <style:text-properties officeooo:rsid="002e7551" officeooo:paragraph-rsid="002e7551"/>
    </style:style>
    <style:style style:name="P27" style:family="paragraph" style:parent-style-name="Standard">
      <style:text-properties officeooo:rsid="002ff20c" officeooo:paragraph-rsid="002ff20c"/>
    </style:style>
    <style:style style:name="P28" style:family="paragraph" style:parent-style-name="Standard">
      <style:text-properties officeooo:rsid="00311381" officeooo:paragraph-rsid="00311381"/>
    </style:style>
    <style:style style:name="P29" style:family="paragraph" style:parent-style-name="Standard">
      <style:text-properties officeooo:rsid="00311381" officeooo:paragraph-rsid="00311381"/>
    </style:style>
    <style:style style:name="P30" style:family="paragraph" style:parent-style-name="Standard">
      <style:text-properties officeooo:rsid="0032025b" officeooo:paragraph-rsid="0032025b"/>
    </style:style>
    <style:style style:name="T1" style:family="text">
      <style:text-properties officeooo:rsid="00170b6b"/>
    </style:style>
    <style:style style:name="T2" style:family="text">
      <style:text-properties officeooo:rsid="001945f1"/>
    </style:style>
    <style:style style:name="T3" style:family="text">
      <style:text-properties officeooo:rsid="0019ccde"/>
    </style:style>
    <style:style style:name="T4" style:family="text">
      <style:text-properties officeooo:rsid="0019ed47"/>
    </style:style>
    <style:style style:name="T5" style:family="text">
      <style:text-properties officeooo:rsid="002499a9"/>
    </style:style>
    <style:style style:name="T6" style:family="text">
      <style:text-properties officeooo:rsid="0033d76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stilo inline css:</text:p>
      <text:p text:style-name="P1"/>
      <text:p text:style-name="P1">você usa o estilo inline declarando o código css na própria tag, algo bem especifico que pode se tornar trabalhoso dependendo da ocasião </text:p>
      <text:p text:style-name="P1"/>
      <text:p text:style-name="P2">ideal para algo beeem especifico do seu código</text:p>
      <text:p text:style-name="P2"/>
      <text:p text:style-name="P3">estilos locais ou internos </text:p>
      <text:p text:style-name="P3"/>
      <text:p text:style-name="P3">modo de uso: criar uma tag style dentro do head e declarar todas as css la </text:p>
      <text:p text:style-name="P3"/>
      <text:p text:style-name="P3">bom quando se trata de uma pagina simples, mas desvantajoso quando parte para um site complexo com muitas paginas </text:p>
      <text:p text:style-name="P3"/>
      <text:p text:style-name="P4">estilos externos, melhor maneira de criar <text:span text:style-name="T3">e</text:span>stilos porque tudo que for declarado vai ser aplicado a todas as paginas linkadas com o arquivo css</text:p>
      <text:p text:style-name="P4"/>
      <text:p text:style-name="P4">ao desenvolver você pode mesclar a utilização dos tipos de declarações </text:p>
      <text:p text:style-name="P4"/>
      <text:p text:style-name="P5">Psicologia das cores:</text:p>
      <text:p text:style-name="P5"/>
      <text:p text:style-name="P6">Procurar saber mais sobre, estudar a respeito </text:p>
      <text:p text:style-name="P6"/>
      <text:p text:style-name="P6">Como representar cores no css </text:p>
      <text:p text:style-name="P6"/>
      <text:p text:style-name="P7">nomes das cores em inglês</text:p>
      <text:p text:style-name="P7">representação hexadecimal</text:p>
      <text:p text:style-name="P7">representação em rgb</text:p>
      <text:p text:style-name="P8">representação por <text:span text:style-name="T1">hsl </text:span></text:p>
      <text:p text:style-name="P7"/>
      <text:p text:style-name="P7"/>
      <text:p text:style-name="P7">* <text:span text:style-name="T2">= usada para se adicionar configurações globais no css</text:span></text:p>
      <text:p text:style-name="P7"/>
      <text:p text:style-name="P9">medias de fonte absoluta no css:</text:p>
      <text:p text:style-name="P9"/>
      <text:p text:style-name="P9">cm, mm, in, px, pt, pc</text:p>
      <text:p text:style-name="P9"/>
      <text:p text:style-name="P9">cm = centímetros</text:p>
      <text:p text:style-name="P9">mm = milímetros</text:p>
      <text:p text:style-name="P9">in = polegadas</text:p>
      <text:p text:style-name="P9">px = <text:s/>pixel</text:p>
      <text:p text:style-name="P9">pt = ponto</text:p>
      <text:p text:style-name="P9">pc = paica </text:p>
      <text:p text:style-name="P9"/>
      <text:p text:style-name="P9">medidas de fonte relativas:</text:p>
      <text:p text:style-name="P9"/>
      <text:p text:style-name="P9">em = referente a altura m de uma fonte</text:p>
      <text:p text:style-name="P9">ex = referente a altura x de uma fonte</text:p>
      <text:p text:style-name="P9">rem = <text:span text:style-name="T4">referente ao root </text:span></text:p>
      <text:p text:style-name="P10">vw = referente ao largura</text:p>
      <text:p text:style-name="P10">vh = referente a altura </text:p>
      <text:p text:style-name="P10">% = </text:p>
      <text:p text:style-name="P11"><text:soft-page-break/>font-weight {</text:p>
      <text:p text:style-name="P11"><text:tab/>lighter</text:p>
      <text:p text:style-name="P11"><text:tab/>normal</text:p>
      <text:p text:style-name="P11"><text:tab/>bold</text:p>
      <text:p text:style-name="P11"><text:tab/>bolder</text:p>
      <text:p text:style-name="P11">}</text:p>
      <text:p text:style-name="P11"/>
      <text:p text:style-name="P11"/>
      <text:p text:style-name="P11"/>
      <text:p text:style-name="P12">Alinhamento de textos </text:p>
      <text:p text:style-name="P12"/>
      <text:p text:style-name="P13">Text-aling: center, left, justify etc….</text:p>
      <text:p text:style-name="P13">Text-indent: 20px serve para criar uma espaçamento na primeira palavra do paragrafo</text:p>
      <text:p text:style-name="P13"/>
      <text:p text:style-name="P13">Seletores</text:p>
      <text:p text:style-name="P13"/>
      <text:p text:style-name="P13"/>
      <text:p text:style-name="P14">id = #</text:p>
      <text:p text:style-name="P14">class = . </text:p>
      <text:p text:style-name="P14"/>
      <text:p text:style-name="P15">um id espesifico usado apenas uma vez em um documento html</text:p>
      <text:p text:style-name="P15">pode ser ultilizado a msm class varias vezes no msm documento html</text:p>
      <text:p text:style-name="P15"/>
      <text:p text:style-name="P16">Pseudo-classes</text:p>
      <text:p text:style-name="P16"/>
      <text:p text:style-name="P16">Configurada a partir dos “:”, com ela podemos utilizar por exemplo o hover que permite a introdução de efeitos quando se interage com o mouse </text:p>
      <text:p text:style-name="P16"/>
      <text:p text:style-name="P17">Pseudo-elemento </text:p>
      <text:p text:style-name="P17"/>
      <text:p text:style-name="P17">::</text:p>
      <text:p text:style-name="P15"/>
      <text:p text:style-name="P17"># = id</text:p>
      <text:p text:style-name="P17">. = class</text:p>
      <text:p text:style-name="P17">: = pseudo-class</text:p>
      <text:p text:style-name="P17">:: = pseudo-elemento</text:p>
      <text:p text:style-name="P17">&gt; = children</text:p>
      <text:p text:style-name="P17"/>
      <text:p text:style-name="P17"/>
      <text:p text:style-name="P17"/>
      <text:p text:style-name="P19">Modelo de caixas </text:p>
      <text:p text:style-name="P19"/>
      <text:p text:style-name="P19">heigth = para configurar a altura da caixa </text:p>
      <text:p text:style-name="P19">width = para configurar a largura</text:p>
      <text:p text:style-name="P20">border = para criar uma bordar </text:p>
      <text:p text:style-name="P20">padding = para engordar a borda </text:p>
      <text:p text:style-name="P20">margin = para criar uma borda externa</text:p>
      <text:p text:style-name="P20">outine = fora do elemento</text:p>
      <text:p text:style-name="P20"/>
      <text:p text:style-name="P20">tipos de caixa</text:p>
      <text:p text:style-name="P20"/>
      <text:p text:style-name="P20"/>
      <text:p text:style-name="P18"><text:soft-page-break/><text:span text:style-name="T5">box-level</text:span> = cria uma caixa separada do seu pargrafo ou texto sempre pulando uma linha abaixo</text:p>
      <text:p text:style-name="P18">inline-level = cria uma caixa dentro do seu paragrafo ou texto, sem pular linha, sem separar </text:p>
      <text:p text:style-name="P18"/>
      <text:p text:style-name="P21">user agent = sempre se refere as configurações predeterminadas que seu navegador disponibiliza em seu arquivo html</text:p>
      <text:p text:style-name="P21"/>
      <text:p text:style-name="P22">margin: auto = faz com que todos os elementos fiquem centralizado no meio da tela independente da resolução da sua tela ou do cliente ou independente</text:p>
      <text:p text:style-name="P22"/>
      <text:p text:style-name="P22">outline = serve para criar uma “bordar” entre o padding e o margin. </text:p>
      <text:p text:style-name="P22"/>
      <text:p text:style-name="P23">Tag header serve para se criar o cabeçalho no seu site</text:p>
      <text:p text:style-name="P23"/>
      <text:p text:style-name="P23">tag main para criar o seu conteúdo principal </text:p>
      <text:p text:style-name="P23"/>
      <text:p text:style-name="P23">tag footer para criar um rodapé em seu site </text:p>
      <text:p text:style-name="P23"/>
      <text:p text:style-name="P23">tag nav serve para criar um menu de navegação em seu site </text:p>
      <text:p text:style-name="P23"/>
      <text:p text:style-name="P23">tag section serve para fazer a separação dos conteúdos do assunto explanado em seu site. Ainda dentro da sua section você pode criar uma tag article para colocar certos tipos de artigos em seu conteudo, a tag aside serve para você adicionar um conteudo periferico em seus artigos, como por exemplo o nome do autor. </text:p>
      <text:p text:style-name="P23"/>
      <text:p text:style-name="P24">Box-shadow: requer 4 parametros, </text:p>
      <text:p text:style-name="P23"/>
      <text:p text:style-name="P24">primeiro: deslocamento horizontal</text:p>
      <text:p text:style-name="P24">segundo: deslocamento vertical</text:p>
      <text:p text:style-name="P24">terceiro: espalhamento</text:p>
      <text:p text:style-name="P24">quarto: cor</text:p>
      <text:p text:style-name="P24"/>
      <text:p text:style-name="P25">Vértice arrendondada</text:p>
      <text:p text:style-name="P25"/>
      <text:p text:style-name="P25">border-radius é a tag utilizada para criar um arredondamento em suas caixas no css </text:p>
      <text:p text:style-name="P25"/>
      <text:p text:style-name="P26">Para adicionnar uma borda personalizada em seu site você precisa primeiro ter o arquivo de preferencia tipo png com a sua borda e para adicionar a borda existe um passo a passo bem simples</text:p>
      <text:p text:style-name="P26">basta usar a tag</text:p>
      <text:p text:style-name="P26">border-image-sourse: url (‘local onde o seu arquivo png esta localizado’)</text:p>
      <text:p text:style-name="P27">border-image-slice: 20</text:p>
      <text:p text:style-name="P27">border-image-repeat: repeat</text:p>
      <text:p text:style-name="P27"/>
      <text:p text:style-name="P28">para criar responsividade no seu site você pode usar no seu css </text:p>
      <text:p text:style-name="P28"/>
      <text:p text:style-name="P28">min-width: tamanho em pixels</text:p>
      <text:p text:style-name="P28">max- width: tamanho em pixels</text:p>
      <text:p text:style-name="P28"/>
      <text:p text:style-name="P30">ajustando videos no youtube, vimeo e etc</text:p>
      <text:p text:style-name="P30"/>
      <text:p text:style-name="P30">de preferencia comecar criando uma div envolvendo o iframe e também criando uma class para que seja configurado no css</text:p>
      <text:p text:style-name="P30"/>
      <text:p text:style-name="P30"><text:soft-page-break/>exemplo </text:p>
      <text:p text:style-name="P30"/>
      <text:p text:style-name="P30">video refernete a class</text:p>
      <text:p text:style-name="P30"/>
      <text:p text:style-name="P30">div.video{</text:p>
      <text:p text:style-name="P30"><text:tab/>padding-<text:span text:style-name="T6">bottom</text:span>: <text:span text:style-name="T6">50%;</text:span></text:p>
      <text:p text:style-name="P30"><text:tab/>position: relative;</text:p>
      <text:p text:style-name="P30">}</text:p>
      <text:p text:style-name="P30">div.video &gt; iframe{</text:p>
      <text:p text:style-name="P30"><text:tab/>position: relative;</text:p>
      <text:p text:style-name="P30"><text:tab/><text:span text:style-name="T6">top: 5%;</text:span></text:p>
      <text:p text:style-name="P30"><text:tab/><text:span text:style-name="T6">left: 5%;</text:span></text:p>
      <text:p text:style-name="P30"><text:tab/><text:span text:style-name="T6">width: 90%;</text:span></text:p>
      <text:p text:style-name="P30"><text:tab/><text:span text:style-name="T6">height: 90%;</text:span></text:p>
      <text:p text:style-name="P30">}</text:p>
      <text:p text:style-name="P27"/>
      <text:p text:style-name="P18"/>
      <text:p text:style-name="P1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24T11:19:26.553100097</meta:creation-date>
    <meta:generator>LibreOffice/6.4.7.2$Linux_X86_64 LibreOffice_project/40$Build-2</meta:generator>
    <dc:date>2022-05-04T00:50:01.752422317</dc:date>
    <meta:editing-duration>PT7H15M54S</meta:editing-duration>
    <meta:editing-cycles>15</meta:editing-cycles>
    <meta:document-statistic meta:table-count="0" meta:image-count="0" meta:object-count="0" meta:page-count="4" meta:paragraph-count="102" meta:word-count="697" meta:character-count="4025" meta:non-whitespace-character-count="3388"/>
  </office:meta>
</office:document-meta>
</file>